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variant="normal" fo:text-transform="none" fo:color="#000000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line-height="100%"/>
      <style:text-properties fo:font-variant="normal" fo:text-transform="none" fo:color="#000000" style:font-name="Liberation Sans" fo:font-size="12pt" fo:letter-spacing="normal" fo:font-style="normal" fo:font-weight="normal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line-height="100%"/>
      <style:text-properties fo:font-variant="normal" fo:text-transform="none" fo:color="#000000" style:font-name="Liberation Sans" fo:font-size="12pt" fo:letter-spacing="normal" fo:font-style="normal" fo:font-weight="normal" officeooo:rsid="0005fa63" officeooo:paragraph-rsid="0005fa63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Liberation Sans" fo:font-weight="normal" style:font-weight-asian="normal" style:font-weight-complex="normal"/>
    </style:style>
    <style:style style:name="P5" style:family="paragraph" style:parent-style-name="Text_20_body">
      <style:paragraph-properties fo:line-height="100%"/>
      <style:text-properties style:font-name="Liberation Sans" fo:font-weight="normal" officeooo:rsid="00040685" officeooo:paragraph-rsid="00040685" style:font-weight-asian="normal" style:font-weight-complex="normal"/>
    </style:style>
    <style:style style:name="P6" style:family="paragraph" style:parent-style-name="Text_20_body">
      <style:paragraph-properties fo:line-height="100%"/>
      <style:text-properties style:font-name="Liberation Sans" fo:font-weight="normal" officeooo:rsid="0005fa63" officeooo:paragraph-rsid="0005fa63" style:font-weight-asian="normal" style:font-weight-complex="normal"/>
    </style:style>
    <style:style style:name="P7" style:family="paragraph" style:parent-style-name="Text_20_body">
      <style:paragraph-properties fo:line-height="100%"/>
      <style:text-properties style:font-name="Liberation Sans" fo:font-weight="normal" officeooo:rsid="0007a3c7" officeooo:paragraph-rsid="0007a3c7" style:font-weight-asian="normal" style:font-weight-complex="normal"/>
    </style:style>
    <style:style style:name="P8" style:family="paragraph" style:parent-style-name="Text_20_body">
      <style:paragraph-properties fo:line-height="100%"/>
      <style:text-properties style:font-name="Liberation Sans" fo:font-weight="bold" style:font-weight-asian="bold" style:font-weight-complex="bold"/>
    </style:style>
    <style:style style:name="P9" style:family="paragraph" style:parent-style-name="Text_20_body">
      <style:paragraph-properties fo:line-height="100%"/>
      <style:text-properties style:font-name="Liberation Sans" fo:font-weight="bold" officeooo:rsid="0007a3c7" officeooo:paragraph-rsid="0007a3c7" style:font-weight-asian="bold" style:font-weight-complex="bold"/>
    </style:style>
    <style:style style:name="P10" style:family="paragraph" style:parent-style-name="Text_20_body">
      <style:paragraph-properties fo:line-height="100%"/>
      <style:text-properties style:font-name="Liberation Sans" officeooo:paragraph-rsid="0007a3c7"/>
    </style:style>
    <style:style style:name="P11" style:family="paragraph" style:parent-style-name="Standard">
      <style:text-properties style:font-name="Liberation Sans" officeooo:rsid="00040685" officeooo:paragraph-rsid="00040685"/>
    </style:style>
    <style:style style:name="P12" style:family="paragraph" style:parent-style-name="Standard">
      <style:paragraph-properties fo:line-height="100%"/>
      <style:text-properties style:font-name="Liberation Sans" officeooo:rsid="00040685" officeooo:paragraph-rsid="00040685"/>
    </style:style>
    <style:style style:name="P13" style:family="paragraph" style:parent-style-name="Standard">
      <style:text-properties style:font-name="Liberation Sans" fo:font-weight="bold" officeooo:rsid="00040685" officeooo:paragraph-rsid="00040685" style:font-weight-asian="bold" style:font-weight-complex="bold"/>
    </style:style>
    <style:style style:name="P14" style:family="paragraph" style:parent-style-name="Standard">
      <style:text-properties style:font-name="Liberation Sans" fo:font-weight="normal" officeooo:rsid="00040685" officeooo:paragraph-rsid="00040685" style:font-weight-asian="normal" style:font-weight-complex="normal"/>
    </style:style>
    <style:style style:name="P15" style:family="paragraph" style:parent-style-name="Text_20_body">
      <style:paragraph-properties fo:line-height="100%"/>
      <style:text-properties style:font-name="Liberation Sans" fo:font-weight="bold" officeooo:paragraph-rsid="0007a3c7" style:font-weight-asian="bold" style:font-weight-complex="bold"/>
    </style:style>
    <style:style style:name="P16" style:family="paragraph" style:parent-style-name="Default">
      <style:paragraph-properties fo:line-height="100%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05fa63" style:letter-kerning="true" style:font-size-asian="12pt" style:font-style-asian="normal" style:font-weight-asian="normal" style:font-size-complex="12pt" style:font-weight-complex="bold" style:text-emphasize="none"/>
    </style:style>
    <style:style style:name="P17" style:family="paragraph" style:parent-style-name="Default">
      <style:paragraph-properties fo:line-height="100%"/>
      <style:text-properties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05fa63" style:letter-kerning="true" style:font-size-asian="12pt" style:font-style-asian="normal" style:font-weight-asian="normal" style:font-size-complex="12pt" style:font-weight-complex="bold" style:text-emphasize="none"/>
    </style:style>
    <style:style style:name="T1" style:family="text">
      <style:text-properties officeooo:rsid="000406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fa63"/>
    </style:style>
    <style:style style:name="T4" style:family="text">
      <style:text-properties officeooo:rsid="00092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crição Prêmio e-GOV</text:p>
      <text:p text:style-name="P11"/>
      <text:p text:style-name="P13">Nome*</text:p>
      <text:p text:style-name="P11">Agência de Tecnologia da Informação do Estado do Piauí - Ati em parceria com a secretaria de segurança do Estado - SSP</text:p>
      <text:p text:style-name="P11"/>
      <text:p text:style-name="P13">Órgão/Entidade/Empresa*</text:p>
      <text:p text:style-name="P11">Agência de Tecnologia da Informação do Estado do Piauí – Ati</text:p>
      <text:p text:style-name="P11"/>
      <text:p text:style-name="P13">Cargo*</text:p>
      <text:p text:style-name="P11"/>
      <text:p text:style-name="P13">Telefone*</text:p>
      <text:p text:style-name="P11"/>
      <text:p text:style-name="P13">Celular*</text:p>
      <text:p text:style-name="P13"/>
      <text:p text:style-name="P13">E-mail*</text:p>
      <text:p text:style-name="P13"/>
      <text:p text:style-name="P13">Cidade*</text:p>
      <text:p text:style-name="P14">Teresina</text:p>
      <text:p text:style-name="P13"/>
      <text:p text:style-name="P13">Estado*</text:p>
      <text:p text:style-name="P14">Piauí</text:p>
      <text:p text:style-name="P11"/>
      <text:p text:style-name="P13">Categoria*</text:p>
      <text:p text:style-name="P4">e-Serviços Públicos</text:p>
      <text:p text:style-name="P8">Título da Iniciativa * (máx. 300 caracteres)</text:p>
      <text:p text:style-name="P5">Salve Maria</text:p>
      <text:p text:style-name="P8">Cliente * (máx. 300 caracteres)</text:p>
      <text:p text:style-name="P5">Servidor Web Implantado na ATI e <text:span text:style-name="T3">A</text:span>pp na Play Store (Android - google)</text:p>
      <text:p text:style-name="P8">Data Implantação *</text:p>
      <text:p text:style-name="P6">20/03/2017 (não sei se é essa data)</text:p>
      <text:p text:style-name="P8">URL do Projeto (máx. 300 caracteres)</text:p>
      <text:p text:style-name="P6">Flux concatenado em anexo com nome fluxo_<text:span text:style-name="T4">salve_maria</text:span>.p<text:span text:style-name="T4">df</text:span></text:p>
      <text:p text:style-name="P8">Resumo * (máx. 2000 caracteres)</text:p>
      <text:p text:style-name="P8">Objetivo *(máx. 2000 caracteres)</text:p>
      <text:p text:style-name="P16">A ferramenta foi desenvolvida para combater e denunciar a violência contra mulheres e crianças de modo rápido e sigiloso através de qualquer smartphone (celular).</text:p>
      <text:p text:style-name="P17"/>
      <text:p text:style-name="P8">Histórico da Iniciativa * (máx. 4000 caracteres)</text:p>
      <text:p text:style-name="P8">Descrição da Iniciativa * (máx. 8000 caracteres)</text:p>
      <text:p text:style-name="P1">A denúncia pode ser feita em duas modalidades através do Salve Maria, sendo o botão do pânico a mais imediata. O botão deve ser usado no ato em que se percebe ou acontece qualquer agressão contra a mulher. Ao ser apertado, o aplicativo emite um chamado com geo-referenciamento (localização geográfica) para a delegacia mais próxima da ocorrência e o policial que receber o aviso, aciona uma viatura para o caso.</text:p>
      <text:p text:style-name="P2"><text:soft-page-break/>Na segunda modalidade de denúncia do aplicativo, o usuário pode inserir texto, fotos, áudios e vídeos dos casos de agressão, facilitando a instauração de inquéritos e abertura de processos investigativos contra o acusado.</text:p>
      <text:p text:style-name="P3">Todas essas denúncia feitas através do aplicativo chegam as autoridades através de um servidor web onde as mesmas tem acesso.</text:p>
      <text:p text:style-name="P8">Público-alvo * (máx. 1000 caracteres)</text:p>
      <text:p text:style-name="P2">A ferramenta foi desenvolvida para combater e denunciar a violência contra mulheres e crianças de modo rápido e sigiloso através de qualquer smartphone (celular)</text:p>
      <text:p text:style-name="P8">Equipe * (máx. 1000 caracteres)</text:p>
      <text:p text:style-name="P6">Analistas de Sistemas: Juniel Alves (Servidor Web) e Carlos Júnior (APP)</text:p>
      <text:p text:style-name="P8">Dificuldades Encontradas * (máx. 2000 caracteres)</text:p>
      <text:p text:style-name="P8">Resultados * (máx. 2000 caracteres)</text:p>
      <text:p text:style-name="P8">Investimentos * (máx. 1000 caracteres)</text:p>
      <text:p text:style-name="P8">Arquitetura Tecnológica * (máx. 1000 caracteres)</text:p>
      <text:p text:style-name="P7">Servidor Web: Java web no padrão MVC usando Primefaces e banco de dados Postgresql</text:p>
      <text:p text:style-name="P9">Aplicativo: </text:p>
      <text:p text:style-name="P8"/>
      <text:p text:style-name="P8">Últimos Acompanhamentos * (máx. 1000 caracteres)</text:p>
      <text:p text:style-name="P15"><text:line-break/>Informações Relevantes * (máx. 1000 caracteres)</text:p>
      <text:p text:style-name="P10"><text:span text:style-name="T2"><text:line-break/>Enviar arquivo(docx, pdf, rar ou zip) (Tamanho Máximo: 8MB)</text:span><text:span text:style-name="T1"><text:line-break/></text:span><text:line-break/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5:28:45.009999000</meta:creation-date>
    <dc:date>2017-07-11T07:26:50.127371000</dc:date>
    <meta:editing-duration>PT7M24S</meta:editing-duration>
    <meta:editing-cycles>2</meta:editing-cycles>
    <meta:generator>LibreOffice/4.4.2.2$MacOSX_X86_64 LibreOffice_project/c4c7d32d0d49397cad38d62472b0bc8acff48dd6</meta:generator>
    <meta:document-statistic meta:table-count="0" meta:image-count="0" meta:object-count="0" meta:page-count="4" meta:paragraph-count="44" meta:word-count="371" meta:character-count="2416" meta:non-whitespace-character-count="2082"/>
  </office:meta>
</office:document-meta>
</file>